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ext-properties style:font-name="Consolas" style:font-name-asian="Consolas" style:font-name-complex="Consolas" style:font-family-generic="swiss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45520833333333cm"/>
    </style:style>
    <style:style style:name="ro1" style:family="table-row">
      <style:table-row-properties style:row-height="14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3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#.." table:formula="of:=COM.MICROSOFT.CONCAT([.A1:.E1])" table:style-name="ce1">
            <text:p>.##..</text:p>
          </table:table-cell>
          <table:table-cell office:value-type="string" table:style-name="ce1">
            <text:p>A</text:p>
          </table:table-cell>
          <table:table-cell office:value-type="string" office:string-value=".##..#..#.#..#.####.#..#.#..#." table:formula="of:=COM.MICROSOFT.CONCAT([.G1:.G6])" table:style-name="ce3">
            <text:p>.##..#..#.#..#.####.#..#.#..#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2:.E2])" table:style-name="ce1">
            <text:p>#..#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3:.E3])" table:style-name="ce1">
            <text:p>#..#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4:.E4])" table:style-name="ce1">
            <text:p>####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5:.E5])" table:style-name="ce1">
            <text:p>#..#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6:.E6])" table:style-name="ce1">
            <text:p>#..#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table:number-columns-repeated="5" table:style-name="ce4"/>
          <table:table-cell table:style-name="ce1"/>
          <table:table-cell office:value-type="string" office:string-value="" table:formula="of:=COM.MICROSOFT.CONCAT([.A7:.E7])" table:style-name="ce1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8:.E8])" table:style-name="ce1">
            <text:p>###..</text:p>
          </table:table-cell>
          <table:table-cell office:value-type="string" table:style-name="ce1">
            <text:p>B</text:p>
          </table:table-cell>
          <table:table-cell office:value-type="string" office:string-value="###..#..#.###..#..#.#..#.###.." table:formula="of:=COM.MICROSOFT.CONCAT([.G8:.G13])" table:style-name="ce3">
            <text:p>###..#..#.###..#..#.#..#.###.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9:.E9])" table:style-name="ce1">
            <text:p>#..#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10:.E10])" table:style-name="ce1">
            <text:p>###.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1:.E11])" table:style-name="ce1">
            <text:p>#..#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2:.E12])" table:style-name="ce1">
            <text:p>#..#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13:.E13])" table:style-name="ce1">
            <text:p>###.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table:number-columns-repeated="5" table:style-name="ce4"/>
          <table:table-cell table:style-name="ce1"/>
          <table:table-cell office:value-type="string" office:string-value="" table:formula="of:=COM.MICROSOFT.CONCAT([.A14:.E14])" table:style-name="ce1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##." table:formula="of:=COM.MICROSOFT.CONCAT([.A15:.E15])" table:style-name="ce1">
            <text:p>.###.</text:p>
          </table:table-cell>
          <table:table-cell office:value-type="string" table:style-name="ce1">
            <text:p>C</text:p>
          </table:table-cell>
          <table:table-cell office:value-type="string" office:string-value=".###.#....#....#....#.....###." table:formula="of:=COM.MICROSOFT.CONCAT([.G15:.G20])" table:style-name="ce3">
            <text:p>.###.#....#....#....#.....###.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16:.E16])" table:style-name="ce1">
            <text:p>#...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17:.E17])" table:style-name="ce1">
            <text:p>#....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18:.E18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19:.E19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##." table:formula="of:=COM.MICROSOFT.CONCAT([.A20:.E20])" table:style-name="ce1">
            <text:p>.##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21:.E21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22:.E22])" table:style-name="ce1">
            <text:p>###..</text:p>
          </table:table-cell>
          <table:table-cell office:value-type="string" table:style-name="ce1">
            <text:p>D</text:p>
          </table:table-cell>
          <table:table-cell office:value-type="string" office:string-value="###..#..#.#..#.#..#.#..#.###.." table:formula="of:=COM.MICROSOFT.CONCAT([.G22:.G27])" table:style-name="ce3">
            <text:p>###..#..#.#..#.#..#.#..#.###.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23:.E23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24:.E24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25:.E25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26:.E26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27:.E27])" table:style-name="ce1">
            <text:p>###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28:.E28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29:.E29])" table:style-name="ce1">
            <text:p>####.</text:p>
          </table:table-cell>
          <table:table-cell office:value-type="string" table:style-name="ce1">
            <text:p>E</text:p>
          </table:table-cell>
          <table:table-cell office:value-type="string" office:string-value="####.#....####.#....#....####." table:formula="of:=COM.MICROSOFT.CONCAT([.G29:.G34])" table:style-name="ce3">
            <text:p>####.#....####.#....#....####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30:.E30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31:.E31])" table:style-name="ce1">
            <text:p>###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32:.E32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33:.E33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34:.E34])" table:style-name="ce1">
            <text:p>###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35:.E35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36:.E36])" table:style-name="ce1">
            <text:p>####.</text:p>
          </table:table-cell>
          <table:table-cell office:value-type="string" table:style-name="ce1">
            <text:p>F</text:p>
          </table:table-cell>
          <table:table-cell office:value-type="string" office:string-value="####.#....###..#....#....#...." table:formula="of:=COM.MICROSOFT.CONCAT([.G36:.G41])" table:style-name="ce3">
            <text:p>####.#....###..#....#....#...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37:.E37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38:.E38])" table:style-name="ce1">
            <text:p>##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39:.E39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40:.E40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41:.E41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42:.E42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43:.E43])" table:style-name="ce1">
            <text:p>####.</text:p>
          </table:table-cell>
          <table:table-cell office:value-type="string" table:style-name="ce1">
            <text:p>G</text:p>
          </table:table-cell>
          <table:table-cell office:value-type="string" office:string-value="####.#..#.#....#.##.#..#.####." table:formula="of:=COM.MICROSOFT.CONCAT([.G43:.G48])" table:style-name="ce3">
            <text:p>####.#..#.#....#.##.#..#.####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44:.E44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45:.E45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##." table:formula="of:=COM.MICROSOFT.CONCAT([.A46:.E46])" table:style-name="ce1">
            <text:p>#.#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47:.E47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48:.E48])" table:style-name="ce1">
            <text:p>###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49:.E49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50:.E50])" table:style-name="ce1">
            <text:p>#..#.</text:p>
          </table:table-cell>
          <table:table-cell office:value-type="string" table:style-name="ce1">
            <text:p>H</text:p>
          </table:table-cell>
          <table:table-cell office:value-type="string" office:string-value="#..#.#..#.####.#..#.#..#.#..#." table:formula="of:=COM.MICROSOFT.CONCAT([.G50:.G55])" table:style-name="ce3">
            <text:p>#..#.#..#.####.#..#.#..#.#..#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51:.E51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52:.E52])" table:style-name="ce1">
            <text:p>###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53:.E53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54:.E54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55:.E55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56:.E56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####" table:formula="of:=COM.MICROSOFT.CONCAT([.A57:.E57])" table:style-name="ce1">
            <text:p>#####</text:p>
          </table:table-cell>
          <table:table-cell office:value-type="string" table:style-name="ce1">
            <text:p>I</text:p>
          </table:table-cell>
          <table:table-cell office:value-type="string" office:string-value="#####..#....#....#....#..#####" table:formula="of:=COM.MICROSOFT.CONCAT([.G57:.G62])" table:style-name="ce3">
            <text:p>#####..#....#....#....#..#####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58:.E58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59:.E59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60:.E60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61:.E61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####" table:formula="of:=COM.MICROSOFT.CONCAT([.A62:.E62])" table:style-name="ce1">
            <text:p>#####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63:.E63])" table:style-name="ce1"/>
          <table:table-cell table:number-columns-repeated="16377" table:style-name="ce1"/>
        </table:table-row>
        <table:table-row table:style-name="ro2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#." table:formula="of:=COM.MICROSOFT.CONCAT([.A64:.E64])" table:style-name="ce1">
            <text:p>..##.</text:p>
          </table:table-cell>
          <table:table-cell office:value-type="string" table:style-name="ce1">
            <text:p>J</text:p>
          </table:table-cell>
          <table:table-cell office:value-type="string" office:string-value="..##....#....#....#.#..#..##.." table:formula="of:=COM.MICROSOFT.CONCAT([.G64:.G69])" table:style-name="ce3">
            <text:p>..##....#....#....#.#..#..##..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.#." table:formula="of:=COM.MICROSOFT.CONCAT([.A65:.E65])" table:style-name="ce1">
            <text:p>.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.#." table:formula="of:=COM.MICROSOFT.CONCAT([.A66:.E66])" table:style-name="ce1">
            <text:p>.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.#." table:formula="of:=COM.MICROSOFT.CONCAT([.A67:.E67])" table:style-name="ce1">
            <text:p>.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68:.E68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#.." table:formula="of:=COM.MICROSOFT.CONCAT([.A69:.E69])" table:style-name="ce1">
            <text:p>.##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70:.E70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71:.E71])" table:style-name="ce1">
            <text:p>#..#.</text:p>
          </table:table-cell>
          <table:table-cell office:value-type="string" table:style-name="ce1">
            <text:p>K</text:p>
          </table:table-cell>
          <table:table-cell office:value-type="string" office:string-value="#..#.#.#..##...#.#..#.#..#..#." table:formula="of:=COM.MICROSOFT.CONCAT([.G71:.G76])" table:style-name="ce3">
            <text:p>#..#.#.#..##...#.#..#.#..#..#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#.." table:formula="of:=COM.MICROSOFT.CONCAT([.A72:.E72])" table:style-name="ce1">
            <text:p>#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..." table:formula="of:=COM.MICROSOFT.CONCAT([.A73:.E73])" table:style-name="ce1">
            <text:p>##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5">
            <text:p>.</text:p>
          </table:table-cell>
          <table:table-cell office:value-type="string" table:style-name="ce6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#.." table:formula="of:=COM.MICROSOFT.CONCAT([.A74:.E74])" table:style-name="ce1">
            <text:p>#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#.." table:formula="of:=COM.MICROSOFT.CONCAT([.A75:.E75])" table:style-name="ce1">
            <text:p>#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76:.E76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77:.E77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78:.E78])" table:style-name="ce1">
            <text:p>#....</text:p>
          </table:table-cell>
          <table:table-cell office:value-type="string" table:style-name="ce1">
            <text:p>L</text:p>
          </table:table-cell>
          <table:table-cell office:value-type="string" office:string-value="#....#....#....#....#....####." table:formula="of:=COM.MICROSOFT.CONCAT([.G78:.G83])" table:style-name="ce3">
            <text:p>#....#....#....#....#....####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79:.E79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80:.E80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81:.E81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82:.E82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83:.E83])" table:style-name="ce1">
            <text:p>###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84:.E84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85:.E85])" table:style-name="ce1">
            <text:p>#...#</text:p>
          </table:table-cell>
          <table:table-cell office:value-type="string" table:style-name="ce1">
            <text:p>M</text:p>
          </table:table-cell>
          <table:table-cell office:value-type="string" office:string-value="#...###.###.#.##...##...##...#" table:formula="of:=COM.MICROSOFT.CONCAT([.G85:.G90])" table:style-name="ce3">
            <text:p>#...###.###.#.##...##...##...#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#.##" table:formula="of:=COM.MICROSOFT.CONCAT([.A86:.E86])" table:style-name="ce1">
            <text:p>##.#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#.#" table:formula="of:=COM.MICROSOFT.CONCAT([.A87:.E87])" table:style-name="ce1">
            <text:p>#.#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88:.E88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89:.E89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90:.E90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91:.E91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92:.E92])" table:style-name="ce1">
            <text:p>#...#</text:p>
          </table:table-cell>
          <table:table-cell office:value-type="string" table:style-name="ce1">
            <text:p>N</text:p>
          </table:table-cell>
          <table:table-cell office:value-type="string" office:string-value="#...###..##.#.##..###...##...#" table:formula="of:=COM.MICROSOFT.CONCAT([.G92:.G97])" table:style-name="ce3">
            <text:p>#...###..##.#.##..###...##...#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#..#" table:formula="of:=COM.MICROSOFT.CONCAT([.A93:.E93])" table:style-name="ce1">
            <text:p>##.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#.#" table:formula="of:=COM.MICROSOFT.CONCAT([.A94:.E94])" table:style-name="ce1">
            <text:p>#.#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##" table:formula="of:=COM.MICROSOFT.CONCAT([.A95:.E95])" table:style-name="ce1">
            <text:p>#..#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96:.E96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97:.E97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98:.E98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99:.E99])" table:style-name="ce1">
            <text:p>####.</text:p>
          </table:table-cell>
          <table:table-cell office:value-type="string" table:style-name="ce1">
            <text:p>O</text:p>
          </table:table-cell>
          <table:table-cell office:value-type="string" office:string-value="####.#..#.#..#.#..#.#..#.####." table:formula="of:=COM.MICROSOFT.CONCAT([.G99:.G104])" table:style-name="ce3">
            <text:p>####.#..#.#..#.#..#.#..#.####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00:.E100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01:.E101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02:.E102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03:.E103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104:.E104])" table:style-name="ce1">
            <text:p>###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05:.E105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106:.E106])" table:style-name="ce1">
            <text:p>###..</text:p>
          </table:table-cell>
          <table:table-cell office:value-type="string" table:style-name="ce1">
            <text:p>P</text:p>
          </table:table-cell>
          <table:table-cell office:value-type="string" office:string-value="###..#..#.#..#.###..#....#...." table:formula="of:=COM.MICROSOFT.CONCAT([.G106:.G111])" table:style-name="ce3">
            <text:p>###..#..#.#..#.###..#....#...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07:.E107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08:.E108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109:.E109])" table:style-name="ce1">
            <text:p>##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110:.E110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111:.E111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12:.E112])" table:style-name="ce1"/>
          <table:table-cell table:number-columns-repeated="16377" table:style-name="ce1"/>
        </table:table-row>
        <table:table-row table:style-name="ro2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#.." table:formula="of:=COM.MICROSOFT.CONCAT([.A113:.E113])" table:style-name="ce1">
            <text:p>.##..</text:p>
          </table:table-cell>
          <table:table-cell office:value-type="string" table:style-name="ce1">
            <text:p>Q</text:p>
          </table:table-cell>
          <table:table-cell office:value-type="string" office:string-value=".##..#..#.#..#.#..#..###.....#" table:formula="of:=COM.MICROSOFT.CONCAT([.G113:.G118])" table:style-name="ce3">
            <text:p>.##..#..#.#..#.#..#..###.....#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14:.E114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15:.E115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16:.E116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##." table:formula="of:=COM.MICROSOFT.CONCAT([.A117:.E117])" table:style-name="ce1">
            <text:p>.##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....#" table:formula="of:=COM.MICROSOFT.CONCAT([.A118:.E118])" table:style-name="ce1">
            <text:p>....#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19:.E119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120:.E120])" table:style-name="ce1">
            <text:p>###..</text:p>
          </table:table-cell>
          <table:table-cell office:value-type="string" table:style-name="ce1">
            <text:p>R</text:p>
          </table:table-cell>
          <table:table-cell office:value-type="string" office:string-value="###..#..#.#..#.###..#.#..#..#." table:formula="of:=COM.MICROSOFT.CONCAT([.G120:.G125])" table:style-name="ce3">
            <text:p>###..#..#.#..#.###..#.#..#..#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21:.E121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22:.E122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.." table:formula="of:=COM.MICROSOFT.CONCAT([.A123:.E123])" table:style-name="ce1">
            <text:p>##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#.." table:formula="of:=COM.MICROSOFT.CONCAT([.A124:.E124])" table:style-name="ce1">
            <text:p>#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25:.E125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26:.E126])" table:style-name="ce1"/>
          <table:table-cell table:number-columns-repeated="16377" table:style-name="ce1"/>
        </table:table-row>
        <table:table-row table:style-name="ro2">
          <table:table-cell office:value-type="string" table:style-name="ce5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5">
            <text:p>.</text:p>
          </table:table-cell>
          <table:table-cell table:style-name="ce1"/>
          <table:table-cell office:value-type="string" office:string-value=".###." table:formula="of:=COM.MICROSOFT.CONCAT([.A127:.E127])" table:style-name="ce1">
            <text:p>.###.</text:p>
          </table:table-cell>
          <table:table-cell office:value-type="string" table:style-name="ce1">
            <text:p>S</text:p>
          </table:table-cell>
          <table:table-cell office:value-type="string" office:string-value=".###.#....#.....##.....#.###.." table:formula="of:=COM.MICROSOFT.CONCAT([.G127:.G132])" table:style-name="ce3">
            <text:p>.###.#....#.....##.....#.###.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table:style-name="ce1"/>
          <table:table-cell office:value-type="string" office:string-value="#...." table:formula="of:=COM.MICROSOFT.CONCAT([.A128:.E128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table:style-name="ce1"/>
          <table:table-cell office:value-type="string" office:string-value="#...." table:formula="of:=COM.MICROSOFT.CONCAT([.A129:.E129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table:style-name="ce1"/>
          <table:table-cell office:value-type="string" office:string-value=".##.." table:formula="of:=COM.MICROSOFT.CONCAT([.A130:.E130])" table:style-name="ce1">
            <text:p>.#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office:value-type="string" table:style-name="ce2">
            <text:p>#</text:p>
          </table:table-cell>
          <table:table-cell office:value-type="string" table:style-name="ce5">
            <text:p>.</text:p>
          </table:table-cell>
          <table:table-cell table:style-name="ce1"/>
          <table:table-cell office:value-type="string" office:string-value="...#." table:formula="of:=COM.MICROSOFT.CONCAT([.A131:.E131])" table:style-name="ce1">
            <text:p>.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5">
            <text:p>.</text:p>
          </table:table-cell>
          <table:table-cell office:value-type="string" table:style-name="ce5">
            <text:p>.</text:p>
          </table:table-cell>
          <table:table-cell table:style-name="ce1"/>
          <table:table-cell office:value-type="string" office:string-value="###.." table:formula="of:=COM.MICROSOFT.CONCAT([.A132:.E132])" table:style-name="ce1">
            <text:p>###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33:.E133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####" table:formula="of:=COM.MICROSOFT.CONCAT([.A134:.E134])" table:style-name="ce1">
            <text:p>#####</text:p>
          </table:table-cell>
          <table:table-cell office:value-type="string" table:style-name="ce1">
            <text:p>T</text:p>
          </table:table-cell>
          <table:table-cell office:value-type="string" office:string-value="#####..#....#....#....#....#.." table:formula="of:=COM.MICROSOFT.CONCAT([.G134:.G139])" table:style-name="ce3">
            <text:p>#####..#....#....#....#....#..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35:.E135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36:.E136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37:.E137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38:.E138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39:.E139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40:.E140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41:.E141])" table:style-name="ce1">
            <text:p>#..#.</text:p>
          </table:table-cell>
          <table:table-cell office:value-type="string" table:style-name="ce1">
            <text:p>U</text:p>
          </table:table-cell>
          <table:table-cell office:value-type="string" office:string-value="#..#.#..#.#..#.#..#.#..#..##.." table:formula="of:=COM.MICROSOFT.CONCAT([.G141:.G146])" table:style-name="ce3">
            <text:p>#..#.#..#.#..#.#..#.#..#..##.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42:.E142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43:.E143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44:.E144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#." table:formula="of:=COM.MICROSOFT.CONCAT([.A145:.E145])" table:style-name="ce1">
            <text:p>#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#.." table:formula="of:=COM.MICROSOFT.CONCAT([.A146:.E146])" table:style-name="ce1">
            <text:p>.##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47:.E147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48:.E148])" table:style-name="ce1">
            <text:p>#...#</text:p>
          </table:table-cell>
          <table:table-cell office:value-type="string" table:style-name="ce1">
            <text:p>V</text:p>
          </table:table-cell>
          <table:table-cell office:value-type="string" office:string-value="#...##...##...##...#.#.#...#.." table:formula="of:=COM.MICROSOFT.CONCAT([.G148:.G153])" table:style-name="ce3">
            <text:p>#...##...##...##...#.#.#...#.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49:.E149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50:.E150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51:.E151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.#." table:formula="of:=COM.MICROSOFT.CONCAT([.A152:.E152])" table:style-name="ce1">
            <text:p>.#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53:.E153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54:.E154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55:.E155])" table:style-name="ce1">
            <text:p>#...#</text:p>
          </table:table-cell>
          <table:table-cell office:value-type="string" table:style-name="ce1">
            <text:p>W</text:p>
          </table:table-cell>
          <table:table-cell office:value-type="string" office:string-value="#...##...##.#.##.#.##.#.######" table:formula="of:=COM.MICROSOFT.CONCAT([.G155:.G160])" table:style-name="ce3">
            <text:p>#...##...##.#.##.#.##.#.######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56:.E156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#.#" table:formula="of:=COM.MICROSOFT.CONCAT([.A157:.E157])" table:style-name="ce1">
            <text:p>#.#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#.#" table:formula="of:=COM.MICROSOFT.CONCAT([.A158:.E158])" table:style-name="ce1">
            <text:p>#.#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#.#" table:formula="of:=COM.MICROSOFT.CONCAT([.A159:.E159])" table:style-name="ce1">
            <text:p>#.#.#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####" table:formula="of:=COM.MICROSOFT.CONCAT([.A160:.E160])" table:style-name="ce1">
            <text:p>#####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61:.E161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62:.E162])" table:style-name="ce1">
            <text:p>#...#</text:p>
          </table:table-cell>
          <table:table-cell office:value-type="string" table:style-name="ce1">
            <text:p>X</text:p>
          </table:table-cell>
          <table:table-cell office:value-type="string" office:string-value="#...#.#.#...#....#...#.#.#...#" table:formula="of:=COM.MICROSOFT.CONCAT([.G162:.G167])" table:style-name="ce3">
            <text:p>#...#.#.#...#....#...#.#.#...#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.#." table:formula="of:=COM.MICROSOFT.CONCAT([.A163:.E163])" table:style-name="ce1">
            <text:p>.#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64:.E164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65:.E165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.#." table:formula="of:=COM.MICROSOFT.CONCAT([.A166:.E166])" table:style-name="ce1">
            <text:p>.#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67:.E167])" table:style-name="ce1">
            <text:p>#...#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68:.E168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table:style-name="ce1"/>
          <table:table-cell office:value-type="string" office:string-value="#...#" table:formula="of:=COM.MICROSOFT.CONCAT([.A169:.E169])" table:style-name="ce1">
            <text:p>#...#</text:p>
          </table:table-cell>
          <table:table-cell office:value-type="string" table:style-name="ce1">
            <text:p>Y</text:p>
          </table:table-cell>
          <table:table-cell office:value-type="string" office:string-value="#...#.#.#...#....#....#....#.." table:formula="of:=COM.MICROSOFT.CONCAT([.G169:.G174])" table:style-name="ce3">
            <text:p>#...#.#.#...#....#....#....#..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.#." table:formula="of:=COM.MICROSOFT.CONCAT([.A170:.E170])" table:style-name="ce1">
            <text:p>.#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71:.E171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72:.E172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73:.E173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74:.E174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75:.E175])" table:style-name="ce1"/>
          <table:table-cell table:number-columns-repeated="16377" table:style-name="ce1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176:.E176])" table:style-name="ce1">
            <text:p>####.</text:p>
          </table:table-cell>
          <table:table-cell office:value-type="string" table:style-name="ce1">
            <text:p>Z</text:p>
          </table:table-cell>
          <table:table-cell office:value-type="string" office:string-value="####....#...#...#...#....####." table:formula="of:=COM.MICROSOFT.CONCAT([.G176:.G181])" table:style-name="ce3">
            <text:p>####....#...#...#...#....####.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.#." table:formula="of:=COM.MICROSOFT.CONCAT([.A177:.E177])" table:style-name="ce1">
            <text:p>...#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.#.." table:formula="of:=COM.MICROSOFT.CONCAT([.A178:.E178])" table:style-name="ce1">
            <text:p>..#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.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.#..." table:formula="of:=COM.MICROSOFT.CONCAT([.A179:.E179])" table:style-name="ce1">
            <text:p>.#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...." table:formula="of:=COM.MICROSOFT.CONCAT([.A180:.E180])" table:style-name="ce1">
            <text:p>#...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2">
            <text:p>#</text:p>
          </table:table-cell>
          <table:table-cell office:value-type="string" table:style-name="ce1">
            <text:p>.</text:p>
          </table:table-cell>
          <table:table-cell table:style-name="ce1"/>
          <table:table-cell office:value-type="string" office:string-value="####." table:formula="of:=COM.MICROSOFT.CONCAT([.A181:.E181])" table:style-name="ce1">
            <text:p>####.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4"/>
          <table:table-cell table:style-name="ce1"/>
          <table:table-cell office:value-type="string" office:string-value="" table:formula="of:=COM.MICROSOFT.CONCAT([.A182:.E182])" table:style-name="ce1"/>
          <table:table-cell table:style-name="ce1"/>
          <table:table-cell office:value-type="string" office:string-value="" table:formula="of:=COM.MICROSOFT.CONCAT([.G182:.G187])" table:style-name="ce1"/>
          <table:table-cell table:number-columns-repeated="16375"/>
        </table:table-row>
        <table:table-row table:number-rows-repeated="1048394" table:style-name="ro3">
          <table:table-cell table:number-columns-repeated="16384"/>
        </table:table-row>
      </table:table>
      <table:database-ranges>
        <table:database-range table:target-range-address="Sheet1.G1:Sheet1.I182" table:name="__Anonymous_Sheet_DB__0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3</meta:generator>
    <dc:creator>Microsoft Office User</dc:creator>
    <meta:creation-date>2022-07-02T16:52:26Z</meta:creation-date>
    <dc:date>2022-12-10T12:19:38Z</dc:date>
    <meta:editing-cycles>2</meta:editing-cycles>
    <meta:editing-duration>PT936S</meta:editing-duration>
  </office:meta>
</office:document-meta>
</file>